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de Sola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 April 1851</text:p>
      <text:p text:style-name="P2">Month<text:tab/><text:tab/><text:tab/><text:tab/><text:tab/><text:tab/>April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Montreal</text:p>
      <text:p text:style-name="P2">State<text:tab/><text:tab/><text:tab/><text:tab/><text:tab/><text:tab/>Quebec<text:tab/> <text:s text:c="2"/><text:tab/><text:tab/><text:tab/><text:tab/></text:p>
      <text:p text:style-name="P2">Country<text:tab/><text:tab/><text:tab/><text:tab/><text:tab/>Canad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Montreal April 2</text:span><text:span text:style-name="T2">nd</text:span><text:span text:style-name="T1"> 1851./</text:span></text:p>
      <text:p text:style-name="P2"><text:span text:style-name="T1">Mr S Morais/</text:span></text:p>
      <text:p text:style-name="P2"><text:span text:style-name="T1"><text:tab/>Philadelphia/</text:span></text:p>
      <text:p text:style-name="P2"><text:span text:style-name="T1"><text:tab/>My dear Sir./</text:span></text:p>
      <text:p text:style-name="P2"><text:span text:style-name="T1"><text:tab/><text:tab/>Hearing of your arrival/ on this continent I cannot refrain/ bidding you a hearty welcome;/ although it is decreed that for/ a short period we stand once/ again friendly opponents. <text:s/>It/ would afford me great pleasure/ could I renew in person our/ intimacy formed in England, but/ as this cannot be for the present/ I trust should you make/</text:span></text:p>
      <text:p text:style-name="P2"><text:span text:style-name="T1"/></text:p>
      <text:p text:style-name="P2"><text:span text:style-name="T1">[Page 2]</text:span></text:p>
      <text:p text:style-name="P2"><text:span text:style-name="T1">America the land of your adoption/ that you will favor me with/ a line occasionally to inform/ me of your welfare./</text:span></text:p>
      <text:p text:style-name="P2"><text:span text:style-name="T1"><text:tab/>Believe me/</text:span></text:p>
      <text:p text:style-name="P2"><text:span text:style-name="T1"><text:tab/><text:tab/>Yours very faithfully/</text:span></text:p>
      <text:p text:style-name="P2"><text:span text:style-name="T1"><text:tab/><text:tab/>Abraham de Sola/</text:span></text:p>
      <text:p text:style-name="P2"><text:span text:style-name="T1"><text:tab/><text:tab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09:42:56</meta:creation-date>
    <dc:date>2009-04-20T09:49:46</dc:date>
    <dc:language>en-US</dc:language>
    <meta:editing-cycles>2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67" meta:character-count="1872"/>
  </office:meta>
</office:document-meta>
</file>